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0.956cm" fo:min-width="2.0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1.27cm" svg:x="14.779cm" svg:y="1.635cm">
          <text:p text:style-name="P1">Vigil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9.699cm" svg:y="4.175cm">
          <text:p text:style-name="P1"><text:span text:style-name="T1">Programme de</text:span></text:p>
          <text:p text:style-name="P1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4.619cm" svg:y="4.175cm">
          <text:p text:style-name="P1"><text:span text:style-name="T1">Site We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4.779cm" svg:y="4.175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54cm" svg:height="1.206cm" svg:x="24.939cm" svg:y="4.175cm">
          <text:p text:style-name="P1"><text:span text:style-name="T1">Commun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54cm" svg:height="1.206cm" svg:x="19.859cm" svg:y="4.175cm">
          <text:p text:style-name="P1"><text:span text:style-name="T1">Machine</text:span></text:p>
          <text:p text:style-name="P1"><text:span text:style-name="T1"><text:s/></text:span><text:span text:style-name="T1">Virtuel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049cm" svg:y1="2.905cm" svg:x2="5.889cm" svg:y2="4.175cm" draw:start-shape="id1" draw:end-shape="id2" draw:end-glue-point="0" svg:d="M16049 2905v635h-10160v635" svg:viewBox="0 0 10161 1271">
          <text:p/>
        </draw:connector>
        <draw:connector draw:style-name="gr3" draw:text-style-name="P1" draw:layer="layout" svg:x1="16.049cm" svg:y1="2.905cm" svg:x2="10.969cm" svg:y2="4.175cm" draw:start-shape="id1" draw:start-glue-point="2" draw:end-shape="id3" svg:d="M16049 2905v635h-5080v635" svg:viewBox="0 0 5081 1271">
          <text:p/>
        </draw:connector>
        <draw:connector draw:style-name="gr3" draw:text-style-name="P1" draw:layer="layout" svg:x1="16.049cm" svg:y1="2.905cm" svg:x2="16.049cm" svg:y2="4.175cm" draw:start-shape="id1" draw:start-glue-point="2" draw:end-shape="id4" draw:end-glue-point="0" svg:d="M16049 2905v1270" svg:viewBox="0 0 1 1271">
          <text:p/>
        </draw:connector>
        <draw:connector draw:style-name="gr3" draw:text-style-name="P1" draw:layer="layout" svg:x1="16.049cm" svg:y1="2.905cm" svg:x2="21.129cm" svg:y2="4.175cm" draw:start-shape="id1" draw:end-shape="id5" draw:end-glue-point="0" svg:d="M16049 2905v635h5080v635" svg:viewBox="0 0 5081 1271">
          <text:p/>
        </draw:connector>
        <draw:connector draw:style-name="gr3" draw:text-style-name="P1" draw:layer="layout" svg:x1="16.049cm" svg:y1="2.905cm" svg:x2="26.209cm" svg:y2="4.175cm" draw:start-shape="id1" draw:end-shape="id6" draw:end-glue-point="0" svg:d="M16049 2905v635h10160v635" svg:viewBox="0 0 1016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4:48:54.894106313</meta:creation-date>
    <dc:date>2015-05-24T16:16:20.739637008</dc:date>
    <meta:editing-duration>PT2H28M23S</meta:editing-duration>
    <meta:editing-cycles>38</meta:editing-cycles>
    <meta:generator>LibreOffice/4.3.7.2$Linux_X86_64 LibreOffice_project/430m0$Build-2</meta:generator>
    <meta:document-statistic meta:object-count="11"/>
  </office:meta>
</office:document-meta>
</file>